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6E6FF"/>
    </style:style>
    <style:style style:name="ce3" style:family="table-cell" style:parent-style-name="Default" style:data-style-name="N36">
      <style:table-cell-properties fo:border="thin solid #000000" fo:background-color="#E6E6FF"/>
    </style:style>
    <style:style style:name="ce4" style:family="table-cell" style:parent-style-name="Default" style:data-style-name="N36">
      <style:table-cell-properties fo:border="thin solid #000000" style:vertical-align="automatic" fo:background-color="#E6E6FF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19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fo:background-color="#E6E6E6"/>
    </style:style>
    <style:style style:name="ce11" style:family="table-cell" style:parent-style-name="Default" style:data-style-name="N36">
      <style:table-cell-properties fo:border="thin solid #000000" fo:background-color="#FFFFCC"/>
    </style:style>
    <style:style style:name="ce12" style:family="table-cell" style:parent-style-name="Default" style:data-style-name="N0">
      <style:table-cell-properties fo:border="thin solid #000000" fo:background-color="#FFFFCC"/>
    </style:style>
    <style:style style:name="ce13" style:family="table-cell" style:parent-style-name="Default" style:data-style-name="N0">
      <style:table-cell-properties style:vertical-align="automatic" fo:background-color="#E6E6FF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E6E6FF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3025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6.45583333333333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3.46604166666667cm"/>
    </style:style>
    <style:style style:name="co11" style:family="table-column">
      <style:table-column-properties fo:break-before="auto" style:column-width="3.30729166666667cm"/>
    </style:style>
    <style:style style:name="ro1" style:family="table-row">
      <style:table-row-properties style:row-height="23.4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Parametres.$A$2:.$A$5])" table:base-cell-address="Temps.A4">
          <table:help-message/>
          <table:error-message/>
        </table:content-validation>
        <table:content-validation table:name="val2" table:condition="of:cell-content-is-in-list([Parametres.$A$2:.$A$6])" table:base-cell-address="Temps.A7">
          <table:help-message/>
          <table:error-message/>
        </table:content-validation>
        <table:content-validation table:name="val3" table:condition="of:cell-content-is-in-list([Parametres.$B$2:.$B$7])" table:base-cell-address="Temps.B4">
          <table:help-message/>
          <table:error-message/>
        </table:content-validation>
        <table:content-validation table:name="val4" table:condition="of:cell-content-is-in-list([Parametres.$D$2:.$D$14])" table:base-cell-address="Temps.B36">
          <table:help-message/>
          <table:error-message/>
        </table:content-validation>
        <table:content-validation table:name="val5" table:condition="of:cell-content-is-in-list([Parametres.$C$2:.$C$4])" table:base-cell-address="Temps.E4">
          <table:help-message/>
          <table:error-message/>
        </table:content-validation>
        <table:content-validation table:name="val6" table:condition="of:cell-content-is-in-list([Parametres.$D$2:.$D$20])" table:base-cell-address="Temps.B7">
          <table:help-message/>
          <table:error-message/>
        </table:content-validation>
      </table:content-validations>
      <table:table table:name="Temp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5" table:number-rows-spanned="1" table:style-name="ce8">
            <text:p>Suivi des temps passé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9">
            <text:p>Saisie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content-validation-name="val1" table:style-name="ce1">
            <text:p>Game of Math</text:p>
          </table:table-cell>
          <table:table-cell table:content-validation-name="val3" table:style-name="ce1"/>
          <table:table-cell office:value-type="string" table:style-name="ce1">
            <text:p>Groupe B</text:p>
          </table:table-cell>
          <table:table-cell table:style-name="ce1"/>
          <table:table-cell table:content-validation-name="val5" table:style-name="ce1"/>
          <table:table-cell table:number-columns-repeated="16379"/>
        </table:table-row>
        <table:table-row table:style-name="ro2">
          <table:table-cell table:content-validation-name="val1" table:style-name="ce1"/>
          <table:table-cell table:number-columns-repeated="16383" table:style-name="ce1"/>
        </table:table-row>
        <table:table-row table:style-name="ro2">
          <table:table-cell office:value-type="string" table:content-validation-name="val1" table:style-name="ce2">
            <text:p>Nom de l'étudiant</text:p>
          </table:table-cell>
          <table:table-cell office:value-type="string" table:style-name="ce2">
            <text:p>Tâche</text:p>
          </table:table-cell>
          <table:table-cell office:value-type="string" table:style-name="ce3">
            <text:p>Temps passé (en heures)</text:p>
          </table:table-cell>
          <table:table-cell office:value-type="string" table:style-name="ce4">
            <text:p>Date</text:p>
          </table:table-cell>
          <table:table-cell office:value-type="string" table:style-name="ce2">
            <text:p>Observations</text:p>
          </table:table-cell>
          <table:table-cell table:number-columns-repeated="16379"/>
        </table:table-row>
        <table:table-row table:style-name="ro2">
          <table:table-cell office:value-type="string" table:content-validation-name="val2" table:style-name="ce5">
            <text:p>COSNIER</text:p>
          </table:table-cell>
          <table:table-cell office:value-type="string" table:content-validation-name="val6" table:style-name="ce5">
            <text:p>Auto Formation</text:p>
          </table:table-cell>
          <table:table-cell office:value-type="time" office:time-value="PT7H0M0S" table:style-name="ce6">
            <text:p>07:00</text:p>
          </table:table-cell>
          <table:table-cell table:style-name="ce7"/>
          <table:table-cell office:value-type="string" table:style-name="ce5">
            <text:p>Temps passé global, donc pas de date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15H0M0S" table:style-name="ce6">
            <text:p>15:00</text:p>
          </table:table-cell>
          <table:table-cell table:style-name="ce7"/>
          <table:table-cell office:value-type="string" table:style-name="ce5">
            <text:p>Temps passé global, donc pas de date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Réunions avec le tuteur</text:p>
          </table:table-cell>
          <table:table-cell office:value-type="time" office:time-value="PT0H45M0S" table:style-name="ce6">
            <text:p>00:45</text:p>
          </table:table-cell>
          <table:table-cell office:value-type="date" office:date-value="2020-11-18T00:00:00" table:style-name="ce7">
            <text:p>18/11/2020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Conception</text:p>
          </table:table-cell>
          <table:table-cell office:value-type="time" office:time-value="PT10H0M0S" table:style-name="ce6">
            <text:p>10:00</text:p>
          </table:table-cell>
          <table:table-cell table:style-name="ce7"/>
          <table:table-cell office:value-type="string" table:style-name="ce5">
            <text:p>Temps passé global, donc pas de date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8H0M0S" table:style-name="ce6">
            <text:p>08:00</text:p>
          </table:table-cell>
          <table:table-cell table:style-name="ce7"/>
          <table:table-cell office:value-type="string" table:style-name="ce5">
            <text:p>Temps passé global, donc pas de date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Réunions avec le tuteur</text:p>
          </table:table-cell>
          <table:table-cell office:value-type="time" office:time-value="PT0H45M0S" table:style-name="ce6">
            <text:p>00:45</text:p>
          </table:table-cell>
          <table:table-cell office:value-type="date" office:date-value="2020-11-18T00:00:00" table:style-name="ce7">
            <text:p>18/11/2020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Tests</text:p>
          </table:table-cell>
          <table:table-cell office:value-type="time" office:time-value="PT5H0M0S" table:style-name="ce6">
            <text:p>05:00</text:p>
          </table:table-cell>
          <table:table-cell table:style-name="ce7"/>
          <table:table-cell office:value-type="string" table:style-name="ce5">
            <text:p>Temps passé global, donc pas de date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Réunions avec le tuteur</text:p>
          </table:table-cell>
          <table:table-cell office:value-type="time" office:time-value="PT0H45M0S" table:style-name="ce6">
            <text:p>00:45</text:p>
          </table:table-cell>
          <table:table-cell office:value-type="date" office:date-value="2020-11-18T00:00:00" table:style-name="ce7">
            <text:p>18/11/2020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Rédaction compte rendu des réunions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0-10-22T00:00:00" table:style-name="ce7">
            <text:p>22/10/2020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Rédaction rapport de spécifications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0-11-28T00:00:00" table:style-name="ce7">
            <text:p>28/11/2020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Rédaction rapport de compréhension</text:p>
          </table:table-cell>
          <table:table-cell office:value-type="time" office:time-value="PT3H0M0S" table:style-name="ce6">
            <text:p>03:00</text:p>
          </table:table-cell>
          <table:table-cell office:value-type="date" office:date-value="2020-10-22T00:00:00" table:style-name="ce7">
            <text:p>22/10/2020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Rédaction cahier des tests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0-12-17T00:00:00" table:style-name="ce7">
            <text:p>17/12/2020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Conception</text:p>
          </table:table-cell>
          <table:table-cell office:value-type="time" office:time-value="PT3H30M0S" table:style-name="ce6">
            <text:p>03:30</text:p>
          </table:table-cell>
          <table:table-cell table:style-name="ce7"/>
          <table:table-cell office:value-type="string" table:style-name="ce5">
            <text:p>Temps passé global, donc pas de date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6" table:style-name="ce5">
            <text:p>Conception</text:p>
          </table:table-cell>
          <table:table-cell office:value-type="time" office:time-value="PT8H0M0S" table:style-name="ce6">
            <text:p>08:00</text:p>
          </table:table-cell>
          <table:table-cell table:style-name="ce7"/>
          <table:table-cell office:value-type="string" table:style-name="ce5">
            <text:p>Conception visuel / Etude choix techno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6" table:style-name="ce5">
            <text:p>Auto Formation</text:p>
          </table:table-cell>
          <table:table-cell office:value-type="time" office:time-value="PT6H0M0S" table:style-name="ce6">
            <text:p>06:00</text:p>
          </table:table-cell>
          <table:table-cell table:style-name="ce7"/>
          <table:table-cell office:value-type="string" table:style-name="ce5">
            <text:p>Formation React/Js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17H0M0S" table:style-name="ce6">
            <text:p>17:00</text:p>
          </table:table-cell>
          <table:table-cell table:style-name="ce7"/>
          <table:table-cell office:value-type="string" table:style-name="ce5">
            <text:p>Création des pages / Connexion BackEnd</text:p>
          </table:table-cell>
          <table:table-cell table:number-columns-repeated="16379"/>
        </table:table-row>
        <table:table-row table:number-rows-repeated="13" table:style-name="ro2">
          <table:table-cell table:content-validation-name="val1" table:style-name="ce5"/>
          <table:table-cell table:content-validation-name="val6" table:style-name="ce5"/>
          <table:table-cell office:value-type="time" office:time-value="PT0H0M0S" table:style-name="ce6">
            <text:p>00:00</text:p>
          </table:table-cell>
          <table:table-cell table:style-name="ce7"/>
          <table:table-cell table:style-name="ce5"/>
          <table:table-cell table:number-columns-repeated="16379"/>
        </table:table-row>
        <table:table-row table:number-rows-repeated="13" table:style-name="ro2">
          <table:table-cell table:content-validation-name="val1" table:style-name="ce5"/>
          <table:table-cell table:content-validation-name="val4" table:style-name="ce5"/>
          <table:table-cell office:value-type="time" office:time-value="PT0H0M0S" table:style-name="ce6">
            <text:p>00:00</text:p>
          </table:table-cell>
          <table:table-cell table:style-name="ce7"/>
          <table:table-cell table:style-name="ce5"/>
          <table:table-cell table:number-columns-repeated="16379"/>
        </table:table-row>
        <table:table-row table:number-rows-repeated="13" table:style-name="ro2">
          <table:table-cell table:content-validation-name="val1" table:style-name="ce5"/>
          <table:table-cell table:content-validation-name="val4" table:style-name="ce5"/>
          <table:table-cell office:value-type="time" office:time-value="PT0H0M0S" table:style-name="ce6">
            <text:p>00:00</text:p>
          </table:table-cell>
          <table:table-cell table:style-name="ce6"/>
          <table:table-cell table:style-name="ce5"/>
          <table:table-cell table:number-columns-repeated="16379"/>
        </table:table-row>
        <table:table-row table:number-rows-repeated="1048515" table:style-name="ro2">
          <table:table-cell table:number-columns-repeated="16384"/>
        </table:table-row>
      </table:table>
      <table:table table:name="Stats" table:style-name="ta2">
        <table:table-column table:style-name="co8" table:default-cell-style-name="ce1"/>
        <table:table-column table:style-name="co9" table:number-columns-repeated="5" table:default-cell-style-name="ce1"/>
        <table:table-column table:style-name="co7" table:number-columns-repeated="16378" table:default-cell-style-name="ce1"/>
        <table:table-row table:style-name="ro3">
          <table:table-cell office:value-type="string" table:number-columns-spanned="6" table:number-rows-spanned="1" table:style-name="ce8">
            <text:p>Suivi des temps passé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9">
            <text:p>Statistiques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string" office:string-value="COSNIER" table:formula="of:=[Parametres.A2]" table:style-name="ce2">
            <text:p>COSNIER</text:p>
          </table:table-cell>
          <table:table-cell office:value-type="string" office:string-value="CHOLLET" table:formula="of:=[Parametres.A3]" table:style-name="ce2">
            <text:p>CHOLLET</text:p>
          </table:table-cell>
          <table:table-cell office:value-type="string" office:string-value="LE BORGNE" table:formula="of:=[Parametres.A4]" table:style-name="ce2">
            <text:p>LE BORGNE</text:p>
          </table:table-cell>
          <table:table-cell office:value-type="string" office:string-value="DESORMEAUX" table:formula="of:=[Parametres.A5]" table:style-name="ce2">
            <text:p>DESORMEAUX</text:p>
          </table:table-cell>
          <table:table-cell office:value-type="string" table:style-name="ce2">
            <text:p>Total</text:p>
          </table:table-cell>
          <table:table-cell table:number-columns-repeated="16378"/>
        </table:table-row>
        <table:table-row table:style-name="ro2">
          <table:table-cell office:value-type="string" office:string-value="Autre" table:formula="of:=[Parametres.D2]" table:style-name="ce10">
            <text:p>Autre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6];[Temps.C7]:INDIRECT(SUBSTITUTE(&quot;Temps.CX&quot;;&quot;X&quot;;[.B24])))" table:style-name="ce6">
            <text:p>#REF!</text:p>
          </table:table-cell>
          <table:table-cell office:value-type="time" office:time-value="PT0H0M0S" table:formula="of:=SUM([.B6:.E6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Communication avec le client" table:formula="of:=[Parametres.D3]" table:style-name="ce10">
            <text:p>Communication avec le client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7];[Temps.C7]:INDIRECT(SUBSTITUTE(&quot;Temps.CX&quot;;&quot;X&quot;;[.B24])))" table:number-matrix-columns-spanned="1" table:number-matrix-rows-spanned="1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7];[Temps.C7]:INDIRECT(SUBSTITUTE(&quot;Temps.CX&quot;;&quot;X&quot;;[.B24])))" table:number-matrix-columns-spanned="1" table:number-matrix-rows-spanned="1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7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7];[Temps.C7]:INDIRECT(SUBSTITUTE(&quot;Temps.CX&quot;;&quot;X&quot;;[.B24])))" table:style-name="ce6">
            <text:p>#REF!</text:p>
          </table:table-cell>
          <table:table-cell office:value-type="time" office:time-value="PT0H0M0S" table:formula="of:=SUM([.B7:.E7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Développement" table:formula="of:=[Parametres.D4]" table:style-name="ce10">
            <text:p>Développement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8];[Temps.C7]:INDIRECT(SUBSTITUTE(&quot;Temps.CX&quot;;&quot;X&quot;;[.B24])))" table:style-name="ce6">
            <text:p>#REF!</text:p>
          </table:table-cell>
          <table:table-cell office:value-type="time" office:time-value="PT0H0M0S" table:formula="of:=SUM([.B8:.E8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Maintien du Wiki" table:formula="of:=[Parametres.D5]" table:style-name="ce10">
            <text:p>Maintien du Wiki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9];[Temps.C7]:INDIRECT(SUBSTITUTE(&quot;Temps.CX&quot;;&quot;X&quot;;[.B24])))" table:style-name="ce6">
            <text:p>#REF!</text:p>
          </table:table-cell>
          <table:table-cell office:value-type="time" office:time-value="PT0H0M0S" table:formula="of:=SUM([.B9:.E9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cahier des tests" table:formula="of:=[Parametres.D6]" table:style-name="ce10">
            <text:p>Rédaction cahier des tests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0];[Temps.C7]:INDIRECT(SUBSTITUTE(&quot;Temps.CX&quot;;&quot;X&quot;;[.B24])))" table:number-matrix-columns-spanned="1" table:number-matrix-rows-spanned="1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0];[Temps.C7]:INDIRECT(SUBSTITUTE(&quot;Temps.CX&quot;;&quot;X&quot;;[.B24])))" table:style-name="ce6">
            <text:p>#REF!</text:p>
          </table:table-cell>
          <table:table-cell office:value-type="time" office:time-value="PT0H0M0S" table:formula="of:=SUM([.B10:.E10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compte rendu des réunions" table:formula="of:=[Parametres.D7]" table:style-name="ce10">
            <text:p>Rédaction compte rendu des réunions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11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1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1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1];[Temps.C7]:INDIRECT(SUBSTITUTE(&quot;Temps.CX&quot;;&quot;X&quot;;[.B24])))" table:style-name="ce6">
            <text:p>#REF!</text:p>
          </table:table-cell>
          <table:table-cell office:value-type="time" office:time-value="PT0H0M0S" table:formula="of:=SUM([.B11:.E11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manuel utilisateur" table:formula="of:=[Parametres.D8]" table:style-name="ce10">
            <text:p>Rédaction manuel utilisateur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2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2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2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2];[Temps.C7]:INDIRECT(SUBSTITUTE(&quot;Temps.CX&quot;;&quot;X&quot;;[.B24])))" table:style-name="ce6">
            <text:p>#REF!</text:p>
          </table:table-cell>
          <table:table-cell office:value-type="time" office:time-value="PT0H0M0S" table:formula="of:=SUM([.B12:.E12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rapport de compréhension" table:formula="of:=[Parametres.D9]" table:style-name="ce10">
            <text:p>Rédaction rapport de compréhension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3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3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3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3];[Temps.C7]:INDIRECT(SUBSTITUTE(&quot;Temps.CX&quot;;&quot;X&quot;;[.B24])))" table:style-name="ce6">
            <text:p>#REF!</text:p>
          </table:table-cell>
          <table:table-cell office:value-type="time" office:time-value="PT0H0M0S" table:formula="of:=SUM([.B13:.E13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rapport de conception" table:formula="of:=[Parametres.D10]" table:style-name="ce10">
            <text:p>Rédaction rapport de conception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4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4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4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4];[Temps.C7]:INDIRECT(SUBSTITUTE(&quot;Temps.CX&quot;;&quot;X&quot;;[.B24])))" table:style-name="ce6">
            <text:p>#REF!</text:p>
          </table:table-cell>
          <table:table-cell office:value-type="time" office:time-value="PT0H0M0S" table:formula="of:=SUM([.B14:.E14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rapport de spécifications" table:formula="of:=[Parametres.D11]" table:style-name="ce10">
            <text:p>Rédaction rapport de spécifications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5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5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5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5];[Temps.C7]:INDIRECT(SUBSTITUTE(&quot;Temps.CX&quot;;&quot;X&quot;;[.B24])))" table:style-name="ce6">
            <text:p>#REF!</text:p>
          </table:table-cell>
          <table:table-cell office:value-type="time" office:time-value="PT0H0M0S" table:formula="of:=SUM([.B15:.E15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unions avec le client" table:formula="of:=[Parametres.D12]" table:style-name="ce10">
            <text:p>Réunions avec le client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6];[Temps.C7]:INDIRECT(SUBSTITUTE(&quot;Temps.CX&quot;;&quot;X&quot;;[.B24])))" table:style-name="ce6">
            <text:p>#REF!</text:p>
          </table:table-cell>
          <table:table-cell office:value-type="time" office:time-value="PT0H0M0S" table:formula="of:=SUM([.B16:.E16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unions avec le tuteur" table:formula="of:=[Parametres.D13]" table:style-name="ce10">
            <text:p>Réunions avec le tuteur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7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7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7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7];[Temps.C7]:INDIRECT(SUBSTITUTE(&quot;Temps.CX&quot;;&quot;X&quot;;[.B24])))" table:style-name="ce6">
            <text:p>#REF!</text:p>
          </table:table-cell>
          <table:table-cell office:value-type="time" office:time-value="PT0H0M0S" table:formula="of:=SUM([.B17:.E17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Tests" table:formula="of:=[Parametres.D14]" table:style-name="ce10">
            <text:p>Tests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8];[Temps.C7]:INDIRECT(SUBSTITUTE(&quot;Temps.CX&quot;;&quot;X&quot;;[.B24])))" table:style-name="ce6">
            <text:p>#REF!</text:p>
          </table:table-cell>
          <table:table-cell office:value-type="time" office:time-value="PT0H0M0S" table:formula="of:=SUM([.B18:.E18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Auto Formation" table:formula="of:=[Parametres.D15]" table:style-name="ce10">
            <text:p>Auto Formation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20];[Temps.C7]:INDIRECT(SUBSTITUTE(&quot;Temps.CX&quot;;&quot;X&quot;;[.B24])))" table:style-name="ce6">
            <text:p>#REF!</text:p>
          </table:table-cell>
          <table:table-cell office:value-type="time" office:time-value="PT0H0M0S" table:formula="of:=SUM([.B19:.E19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echerche documentation" table:formula="of:=[Parametres.D16]" table:style-name="ce10">
            <text:p>Recherche documentation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2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2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2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21];[Temps.C7]:INDIRECT(SUBSTITUTE(&quot;Temps.CX&quot;;&quot;X&quot;;[.B24])))" table:style-name="ce6">
            <text:p>#REF!</text:p>
          </table:table-cell>
          <table:table-cell office:value-type="time" office:time-value="PT0H0M0S" table:formula="of:=SUM([.B20:.E20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Total</text:p>
          </table:table-cell>
          <table:table-cell office:value-type="time" office:time-value="PT0H0M0S" table:formula="of:=SUM([.B6:.B20])" table:style-name="ce11">
            <text:p>#REF!</text:p>
          </table:table-cell>
          <table:table-cell office:value-type="time" office:time-value="PT0H0M0S" table:formula="of:=SUM([.C6:.C20])" table:style-name="ce11">
            <text:p>#REF!</text:p>
          </table:table-cell>
          <table:table-cell office:value-type="time" office:time-value="PT0H0M0S" table:formula="of:=SUM([.D6:.D20])" table:style-name="ce11">
            <text:p>#REF!</text:p>
          </table:table-cell>
          <table:table-cell office:value-type="time" office:time-value="PT0H0M0S" table:formula="of:=SUM([.E6:.E20])" table:style-name="ce11">
            <text:p>#REF!</text:p>
          </table:table-cell>
          <table:table-cell office:value-type="time" office:time-value="PT0H0M0S" table:formula="of:=SUM([.F6:.F20])" table:style-name="ce11">
            <text:p>#REF!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Numéro dernière ligne des saisies</text:p>
          </table:table-cell>
          <table:table-cell office:value-type="float" office:value="11" table:style-name="ce1">
            <text:p>11</text:p>
          </table:table-cell>
          <table:table-cell table:number-columns-repeated="16382" table:style-name="ce1"/>
        </table:table-row>
        <table:table-row table:style-name="ro2">
          <table:table-cell table:style-name="ce1">
            <draw:frame draw:z-index="1" draw:id="id0" draw:style-name="a0" draw:name="Graphique 1" svg:x="0in" svg:y="0.15in" svg:width="11.41969in" svg:height="3.8488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1" table:style-name="ro2">
          <table:table-cell table:number-columns-repeated="16384"/>
        </table:table-row>
      </table:table>
      <table:table table:name="Parametres" table:style-name="ta2"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8" table:default-cell-style-name="ce1"/>
        <table:table-column table:style-name="co7" table:number-columns-repeated="16380" table:default-cell-style-name="ce1"/>
        <table:table-row table:style-name="ro2">
          <table:table-cell office:value-type="string" table:style-name="ce13">
            <text:p>Noms des étudiants</text:p>
          </table:table-cell>
          <table:table-cell office:value-type="string" table:style-name="ce13">
            <text:p>Projets</text:p>
          </table:table-cell>
          <table:table-cell office:value-type="string" table:style-name="ce13">
            <text:p>Groupe</text:p>
          </table:table-cell>
          <table:table-cell office:value-type="string" table:style-name="ce14">
            <text:p>Tâches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COSNIER</text:p>
          </table:table-cell>
          <table:table-cell office:value-type="string" table:style-name="ce15">
            <text:p>FelixDroid</text:p>
          </table:table-cell>
          <table:table-cell office:value-type="string" table:style-name="ce15">
            <text:p>Groupe A</text:p>
          </table:table-cell>
          <table:table-cell office:value-type="string" table:style-name="ce1">
            <text:p>Autre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CHOLLET</text:p>
          </table:table-cell>
          <table:table-cell office:value-type="string" table:style-name="ce15">
            <text:p>AECIUT</text:p>
          </table:table-cell>
          <table:table-cell office:value-type="string" table:style-name="ce15">
            <text:p>Groupe B</text:p>
          </table:table-cell>
          <table:table-cell office:value-type="string" table:style-name="ce1">
            <text:p>Communication avec le client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LE BORGNE</text:p>
          </table:table-cell>
          <table:table-cell office:value-type="string" table:style-name="ce15">
            <text:p>Poursuite d'études</text:p>
          </table:table-cell>
          <table:table-cell office:value-type="string" table:style-name="ce15">
            <text:p>Groupe C</text:p>
          </table:table-cell>
          <table:table-cell office:value-type="string" table:style-name="ce1">
            <text:p>Développement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DESORMEAUX</text:p>
          </table:table-cell>
          <table:table-cell office:value-type="string" table:style-name="ce15">
            <text:p>Mille sabords</text:p>
          </table:table-cell>
          <table:table-cell table:style-name="ce15"/>
          <table:table-cell office:value-type="string" table:style-name="ce1">
            <text:p>Maintien du Wiki</text:p>
          </table:table-cell>
          <table:table-cell table:number-columns-repeated="16380"/>
        </table:table-row>
        <table:table-row table:style-name="ro2">
          <table:table-cell table:style-name="ce15"/>
          <table:table-cell office:value-type="string" table:style-name="ce15">
            <text:p>Gadgeto</text:p>
          </table:table-cell>
          <table:table-cell table:style-name="ce15"/>
          <table:table-cell office:value-type="string" table:style-name="ce1">
            <text:p>Rédaction cahier des tests</text:p>
          </table:table-cell>
          <table:table-cell table:number-columns-repeated="16380"/>
        </table:table-row>
        <table:table-row table:style-name="ro2">
          <table:table-cell table:style-name="ce15"/>
          <table:table-cell office:value-type="string" table:style-name="ce15">
            <text:p>Opale IUT</text:p>
          </table:table-cell>
          <table:table-cell table:style-name="ce1"/>
          <table:table-cell office:value-type="string" table:style-name="ce1">
            <text:p>Rédaction compte rendu des réunions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manuel utilisateur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rapport de compréhension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rapport de conception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rapport de spécifications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unions avec le client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unions avec le tuteur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Tests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Auto Formation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echerche documentation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table:style-name="ce1">
            <text:p>Conception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table:style-name="ce1">
            <text:p>Implémentation</text:p>
          </table:table-cell>
          <table:table-cell table:number-columns-repeated="16380"/>
        </table:table-row>
        <table:table-row table:number-rows-repeated="1048558" table:style-name="ro2">
          <table:table-cell table:number-columns-repeated="16384"/>
        </table:table-row>
      </table:table>
      <table:database-ranges>
        <table:database-range table:target-range-address="Parametres.A2:Parametres.A5" table:name="groupe"/>
        <table:database-range table:target-range-address="Parametres.D3:Parametres.D1048576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 number:style="long"/>
      <number:text>:</number:text>
      <number:minutes number:style="long"/>
    </number:time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Pilote_32_de_32_donn_233_es_32_-_32_Cat_233_gorie" style:display-name="Pilote de données - Catégorie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lote_32_de_32_donn_233_es_32_-_32_Champ" style:display-name="Pilote de données - Champ" style:family="table-cell" style:data-style-name="N0">
      <style:table-cell-properties style:vertical-align="automatic" fo:background-color="transparent"/>
    </style:style>
    <style:style style:name="Pilote_32_de_32_donn_233_es_32_-_32_Coin" style:display-name="Pilote de données - Coin" style:family="table-cell" style:data-style-name="N0">
      <style:table-cell-properties style:vertical-align="automatic" fo:background-color="transparent"/>
    </style:style>
    <style:style style:name="Pilote_32_de_32_donn_233_es_32_-_32_R_233_sultat" style:display-name="Pilote de données - Résulta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lote_32_de_32_donn_233_es_32_-_32_Titre" style:display-name="Pilote de données - Titr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lote_32_de_32_donn_233_es_32_-_32_Valeur" style:display-name="Pilote de données - Valeur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Nicolas Le Sommer</meta:initial-creator>
    <dc:creator>Tom</dc:creator>
    <meta:creation-date>2010-10-06T16:14:11Z</meta:creation-date>
    <dc:date>2020-12-18T20:48:03Z</dc:date>
    <meta:editing-cycles>50</meta:editing-cycles>
    <meta:editing-duration>PT2623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579d1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77.1150393700788pt" svg:width="822.217637795275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Temps passé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âches</text:p>
            </chart:title>
            <chart:categories table:cell-range-address="Stats.$A$6:.$A$20"/>
          </chart:axis>
          <chart:series chart:label-cell-address="Stats.$B$5" chart:values-cell-range-address="Stats.$B$6:.$B$20" chart:class="chart:bar" chart:attached-axis="primary-y" chart:style-name="G0S0">
            <chart:data-point chart:repeated="15"/>
          </chart:series>
          <chart:series chart:label-cell-address="Stats.$C$5" chart:values-cell-range-address="Stats.$C$6:.$C$20" chart:class="chart:bar" chart:attached-axis="primary-y" chart:style-name="G0S1">
            <chart:data-point chart:repeated="15"/>
          </chart:series>
          <chart:series chart:label-cell-address="Stats.$D$5" chart:values-cell-range-address="Stats.$D$6:.$D$20" chart:class="chart:bar" chart:attached-axis="primary-y" chart:style-name="G0S2">
            <chart:data-point chart:repeated="15"/>
          </chart:series>
          <chart:series chart:label-cell-address="Stats.$E$5" chart:values-cell-range-address="Stats.$E$6:.$E$20" chart:class="chart:bar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